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10.1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1.1cm"/>
    </style:style>
    <style:style style:name="gr4" style:family="graphic" style:parent-style-name="standard">
      <style:graphic-properties draw:textarea-horizontal-align="justify" draw:textarea-vertical-align="middle" draw:auto-grow-height="false" fo:min-height="9.85cm" fo:min-width="11.1cm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 fo:min-height="0.85cm" fo:min-width="2.9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7.35cm" fo:min-width="10.4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0.35cm" fo:min-width="2.9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0.7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1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65cm" fo:min-width="15cm"/>
    </style:style>
    <style:style style:name="gr15" style:family="graphic" style:parent-style-name="standard">
      <style:graphic-properties draw:textarea-horizontal-align="justify" draw:textarea-vertical-align="middle" draw:auto-grow-height="false" fo:min-height="11.25cm" fo:min-width="15cm"/>
    </style:style>
    <style:style style:name="gr16" style:family="graphic" style:parent-style-name="standard">
      <style:graphic-properties draw:fill-color="#9900ff" draw:textarea-horizontal-align="justify" draw:textarea-vertical-align="middle" draw:auto-grow-height="false" fo:min-height="0.45cm" fo:min-width="1.8cm"/>
    </style:style>
    <style:style style:name="gr17" style:family="graphic" style:parent-style-name="standard">
      <style:graphic-properties draw:fill-color="#ff00cc" draw:textarea-horizontal-align="justify" draw:textarea-vertical-align="middle" draw:auto-grow-height="false" fo:min-height="0.45cm" fo:min-width="3.2cm"/>
    </style:style>
    <style:style style:name="gr18" style:family="graphic" style:parent-style-name="standard">
      <style:graphic-properties draw:fill-color="#3399ff" draw:textarea-horizontal-align="justify" draw:textarea-vertical-align="middle" draw:auto-grow-height="false" fo:min-height="5.75cm" fo:min-width="12.9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2.65cm" fo:min-width="13cm"/>
    </style:style>
    <style:style style:name="gr20" style:family="graphic" style:parent-style-name="standard">
      <style:graphic-properties draw:textarea-horizontal-align="justify" draw:textarea-vertical-align="middle" draw:auto-grow-height="false" fo:min-height="3.95cm" fo:min-width="4.3cm"/>
    </style:style>
    <style:style style:name="gr21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2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-color="#cc66ff"/>
      <style:paragraph-properties fo:text-align="center"/>
    </style:style>
    <style:style style:name="P7" style:family="paragraph">
      <loext:graphic-properties draw:fill-color="#9900ff"/>
      <style:paragraph-properties fo:text-align="center"/>
    </style:style>
    <style:style style:name="P8" style:family="paragraph">
      <loext:graphic-properties draw:fill-color="#ff00cc"/>
      <style:paragraph-properties fo:text-align="center"/>
    </style:style>
    <style:style style:name="P9" style:family="paragraph">
      <loext:graphic-properties draw:fill-color="#3399ff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language="en" fo:country="AU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6cm" svg:height="2.3cm" svg:x="1.2cm" svg:y="2.2cm">
          <text:p text:style-name="P1"><text:span text:style-name="T1">Open SnagFree Image Editor...</text:span></text:p>
          <text:p text:style-name="P1"><text:span text:style-name="T1">Preferences..</text:span>.</text:p>
          <text:p text:style-name="P1"><text:span text:style-name="T2">Exit</text:span> SnagFre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cm" svg:height="1cm" svg:x="2cm" svg:y="5cm">
          <draw:text-box>
            <text:p>Picture 1</text:p>
          </draw:text-box>
        </draw:frame>
      </draw:page>
      <draw:page draw:name="page2" draw:style-name="dp1" draw:master-page-name="Обычный">
        <draw:custom-shape draw:style-name="gr3" draw:text-style-name="P3" draw:layer="layout" svg:width="11.6cm" svg:height="0.7cm" svg:x="1.3cm" svg:y="2.6cm">
          <text:p text:style-name="P3">Preferences - SnagFre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6cm" svg:height="10.1cm" svg:x="1.3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1.1cm" svg:x="9.1cm" svg:y="12.3cm">
          <text:p text:style-name="P3">Cance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1.1cm" svg:x="5.4cm" svg:y="12.3cm">
          <text:p text:style-name="P3">OK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9cm" svg:height="7.6cm" svg:x="1.5cm" svg:y="4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6cm" svg:x="1.6cm" svg:y="3.7cm">
          <text:p text:style-name="P3">Legacy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0.8cm" svg:height="0.962cm" svg:x="1.8cm" svg:y="4.6cm">
          <draw:text-box>
            <text:p>Where to open the captured image?</text:p>
          </draw:text-box>
        </draw:frame>
        <draw:custom-shape draw:style-name="gr9" draw:text-style-name="P3" draw:layer="layout" svg:width="8.2cm" svg:height="0.8cm" svg:x="2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cm" svg:height="0.8cm" svg:x="10.5cm" svg:y="7.7cm">
          <text:p text:style-name="P3">...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9cm" svg:height="0.962cm" svg:x="1.7cm" svg:y="9.4cm">
          <draw:text-box>
            <text:p>Print screen shortcut</text:p>
          </draw:text-box>
        </draw:frame>
        <draw:custom-shape draw:style-name="gr12" draw:text-style-name="P3" draw:layer="layout" svg:width="3.4cm" svg:height="0.8cm" svg:x="8.4cm" svg:y="9.46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8cm" svg:height="0.962cm" svg:x="1.7cm" svg:y="10.4cm">
          <draw:text-box>
            <text:p>Print window shortcut</text:p>
          </draw:text-box>
        </draw:frame>
        <draw:custom-shape draw:style-name="gr12" draw:text-style-name="P3" draw:layer="layout" svg:width="3.4cm" svg:height="0.8cm" svg:x="8.4cm" svg:y="10.5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cm" svg:height="1cm" svg:x="5.3cm" svg:y="14cm">
          <draw:text-box>
            <text:p>Picture 2</text:p>
          </draw:text-box>
        </draw:frame>
        <draw:custom-shape draw:style-name="gr13" draw:text-style-name="P3" draw:layer="layout" svg:width="0.5cm" svg:height="0.5cm" svg:x="2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7.4cm" svg:height="0.962cm" svg:x="3.4cm" svg:y="5.6cm">
          <draw:text-box>
            <text:p>SnagFree image editor</text:p>
          </draw:text-box>
        </draw:frame>
        <draw:custom-shape draw:style-name="gr13" draw:text-style-name="P3" draw:layer="layout" svg:width="0.5cm" svg:height="0.5cm" svg:x="2.711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7.4cm" svg:height="0.962cm" svg:x="3.411cm" svg:y="6.56cm">
          <draw:text-box>
            <text:p>Custom image editor</text:p>
          </draw:text-box>
        </draw:frame>
      </draw:page>
      <draw:page draw:name="page3" draw:style-name="dp1" draw:master-page-name="Обычный">
        <draw:custom-shape draw:style-name="gr14" draw:text-style-name="P3" draw:layer="layout" svg:width="15.5cm" svg:height="0.9cm" svg:x="1.2cm" svg:y="1.2cm">
          <text:p text:style-name="P3">SnagFree Image Editor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5.5cm" svg:height="11.5cm" svg:x="1.2cm" svg:y="2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3cm" svg:height="0.7cm" svg:x="1.4cm" svg:y="2.4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7cm" svg:height="0.7cm" svg:x="2.1cm" svg:y="3.1cm">
          <text:p text:style-name="P3">Save as ...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3.4cm" svg:height="6cm" svg:x="1.9cm" svg:y="4.1cm">
          <text:p text:style-name="P3">&lt;View&gt;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3.5cm" svg:height="2.9cm" svg:x="1.9cm" svg:y="10.5cm">
          <text:p text:style-name="P3">&lt;Previews&gt;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20" draw:text-style-name="P3" draw:layer="layout" svg:width="4.8cm" svg:height="4.2cm" svg:x="2.1cm" svg:y="2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2cm" svg:height="1cm" svg:x="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6.2cm" svg:y1="2.7cm" svg:x2="7cm" svg:y2="2cm">
          <text:p/>
        </draw:line>
        <draw:line draw:style-name="gr22" draw:text-style-name="P11" draw:layer="layout" svg:x1="6.2cm" svg:y1="2cm" svg:x2="7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22:48:15.325000000</meta:creation-date>
    <dc:date>2015-12-07T23:53:18.382000000</dc:date>
    <meta:editing-duration>PT15M31S</meta:editing-duration>
    <meta:editing-cycles>3</meta:editing-cycles>
    <meta:generator>LibreOffice/5.0.3.2$Windows_x86 LibreOffice_project/e5f16313668ac592c1bfb310f4390624e3dbfb75</meta:generator>
    <meta:document-statistic meta:object-count="30"/>
  </office:meta>
</office:document-meta>
</file>